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b51" officeooo:paragraph-rsid="00041e1d"/>
    </style:style>
    <style:style style:name="P2" style:family="paragraph" style:parent-style-name="Standard">
      <style:text-properties officeooo:rsid="00018b51" officeooo:paragraph-rsid="00018b51"/>
    </style:style>
    <style:style style:name="P3" style:family="paragraph" style:parent-style-name="Standard">
      <style:text-properties officeooo:rsid="00041e1d" officeooo:paragraph-rsid="00041e1d"/>
    </style:style>
    <style:style style:name="P4" style:family="paragraph" style:parent-style-name="Standard">
      <style:text-properties officeooo:rsid="00049b74" officeooo:paragraph-rsid="00049b74"/>
    </style:style>
    <style:style style:name="P5" style:family="paragraph" style:parent-style-name="Standard">
      <style:text-properties officeooo:rsid="0005846a" officeooo:paragraph-rsid="0005846a"/>
    </style:style>
    <style:style style:name="P6" style:family="paragraph" style:parent-style-name="Standard">
      <style:text-properties officeooo:rsid="00041e1d" officeooo:paragraph-rsid="00049b74"/>
    </style:style>
    <style:style style:name="P7" style:family="paragraph" style:parent-style-name="Standard">
      <style:text-properties officeooo:rsid="00029d73" officeooo:paragraph-rsid="00029d73"/>
    </style:style>
    <style:style style:name="T1" style:family="text">
      <style:text-properties officeooo:rsid="00041e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dmin</text:span></text:p>
      <text:p text:style-name="P1">Jan</text:p>
      <text:p text:style-name="P2"><text:a xlink:type="simple" xlink:href="mailto:Tupinamba@18" text:style-name="Internet_20_link" text:visited-style-name="Visited_20_Internet_20_Link">Tupinamba@18</text:a></text:p>
      <text:p text:style-name="P2"/>
      <text:p text:style-name="P3"/>
      <text:p text:style-name="P3"/>
      <text:p text:style-name="P2"/>
      <text:p text:style-name="P3">User</text:p>
      <text:p text:style-name="P2">Manoel</text:p>
      <text:p text:style-name="P2"><text:a xlink:type="simple" xlink:href="mailto:TommY@18" text:style-name="Internet_20_link" text:visited-style-name="Visited_20_Internet_20_Link">TommY@18</text:a></text:p>
      <text:p text:style-name="P2"/>
      <text:p text:style-name="P3">Op_Manoel</text:p>
      <text:p text:style-name="P3">JagXKR24</text:p>
      <text:p text:style-name="P3"/>
      <text:p text:style-name="P4">Op_Jan</text:p>
      <text:p text:style-name="P5">Xkrs24@12</text:p>
      <text:p text:style-name="P6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22:05:31.108581087</meta:creation-date>
    <dc:date>2026-03-18T14:50:30.920882910</dc:date>
    <meta:editing-duration>PT2H16M21S</meta:editing-duration>
    <meta:editing-cycles>4</meta:editing-cycles>
    <meta:generator>LibreOffice/25.2.3.2$Linux_X86_64 LibreOffice_project/520$Build-2</meta:generator>
    <meta:document-statistic meta:table-count="0" meta:image-count="0" meta:object-count="0" meta:page-count="1" meta:paragraph-count="10" meta:word-count="10" meta:character-count="70" meta:non-whitespace-character-count="70"/>
  </office:meta>
</office:document-meta>
</file>